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ServletException.NestedServle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stedServletException.NestedServletException( @ Nullable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